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line-height="0.441cm" fo:text-align="end" style:justify-single-word="false"/>
      <style:text-properties style:font-name="Times New Roman"/>
    </style:style>
    <style:style style:name="P3" style:family="paragraph" style:parent-style-name="Standard">
      <style:paragraph-properties fo:line-height="0.459cm"/>
      <style:text-properties style:font-name="Times New Roman"/>
    </style:style>
    <style:style style:name="P4" style:family="paragraph" style:parent-style-name="Standard">
      <style:paragraph-properties fo:margin-top="0cm" fo:margin-bottom="0cm" loext:contextual-spacing="false" fo:line-height="0.512cm"/>
      <style:text-properties style:font-name="Times New Roman"/>
    </style:style>
    <style:style style:name="P5" style:family="paragraph" style:parent-style-name="Heading">
      <style:paragraph-properties fo:margin-top="0.199cm" fo:margin-bottom="0cm" loext:contextual-spacing="false"/>
      <style:text-properties style:font-name="Arial"/>
    </style:style>
    <style:style style:name="P6" style:family="paragraph" style:parent-style-name="Standard" style:list-style-name="L9">
      <style:paragraph-properties fo:line-height="0.494cm"/>
      <style:text-properties style:font-name="Times New Roman"/>
    </style:style>
    <style:style style:name="P7" style:family="paragraph" style:parent-style-name="Cyfry_20_Arabskie_2c__20_wypunktowanie" style:list-style-name="L2">
      <style:paragraph-properties fo:line-height="0.494cm"/>
    </style:style>
    <style:style style:name="P8" style:family="paragraph" style:parent-style-name="Cyfry_20_Arabskie_2c__20_wypunktowanie" style:list-style-name="L3">
      <style:paragraph-properties fo:line-height="0.494cm"/>
    </style:style>
    <style:style style:name="P9" style:family="paragraph" style:parent-style-name="Cyfry_20_Arabskie_2c__20_wypunktowanie" style:list-style-name="L4">
      <style:paragraph-properties fo:line-height="0.494cm"/>
    </style:style>
    <style:style style:name="P10" style:family="paragraph" style:parent-style-name="Cyfry_20_Arabskie_2c__20_wypunktowanie" style:list-style-name="L5">
      <style:paragraph-properties fo:line-height="0.494cm"/>
    </style:style>
    <style:style style:name="P11" style:family="paragraph" style:parent-style-name="Cyfry_20_Arabskie_2c__20_wypunktowanie" style:list-style-name="L6">
      <style:paragraph-properties fo:line-height="0.494cm"/>
    </style:style>
    <style:style style:name="P12" style:family="paragraph" style:parent-style-name="Cyfry_20_Arabskie_2c__20_wypunktowanie" style:list-style-name="L7">
      <style:paragraph-properties fo:line-height="0.494cm"/>
    </style:style>
    <style:style style:name="P13" style:family="paragraph" style:parent-style-name="Cyfry_20_Arabskie_2c__20_wypunktowanie" style:list-style-name="L8">
      <style:paragraph-properties fo:line-height="0.494cm"/>
    </style:style>
    <style:style style:name="P14" style:family="paragraph" style:parent-style-name="Cyfry_20_Rzymskie_2c__20_wypunktowanie" style:list-style-name="L1">
      <style:paragraph-properties fo:margin-top="0.199cm" fo:margin-bottom="0cm" loext:contextual-spacing="false" fo:line-height="0.494cm"/>
    </style:style>
    <style:style style:name="T1" style:family="text">
      <style:text-properties officeooo:rsid="001ca06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cm" fo:text-indent="-0.64cm" fo:margin-left="1.2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LAN PREZENTACJI NA WEWNĘTRZNY USTNY EGZAMIN MATURALNY</text:p>
      <text:p text:style-name="P5">Z JĘZYKA POLSKIEGO W ROKU SZKOLNYM 2006/2007 </text:p>
      <text:p text:style-name="P1"/>
      <text:p text:style-name="P4">Magdalena Barańska, klasa 3d</text:p>
      <text:p text:style-name="P4"><text:span text:style-name="T2">Temat</text:span>: Różne oblicza władców. Porównaj wybrane portrety w oparciu o teksty dramatyczne.</text:p>
      <text:list xml:id="list887412454" text:style-name="L1">
        <text:list-item>
          <text:p text:style-name="P14">Literatura podmiotu:</text:p>
        </text:list-item>
      </text:list>
      <text:list xml:id="list376183055" text:style-name="L2">
        <text:list-item>
          <text:p text:style-name="P7">Kochanowski Jan, Odprawa posłów greckich, Zakład Narodowy im. Ossolińskich, Wrocław 1985.</text:p>
        </text:list-item>
        <text:list-item>
          <text:p text:style-name="P7">Machiavelli Niccolo, Książę (fragmenty), [w:] Mrowcewicz Krzysztof, Przeszłość to dziś, Wydawnictwo STENTOR, Warszawa 2004, s. 54-56.</text:p>
        </text:list-item>
        <text:list-item>
          <text:p text:style-name="P7">Shakespeare William, Makbet, Wydawnictwo Łódzkie, Biblioteka Lektur Szkolnych, Łódź 1976.</text:p>
        </text:list-item>
        <text:list-item>
          <text:p text:style-name="P7">Sofokles, Antygona, Krajowa Agencja Wydawnicza Rzeszów, Rzeszów 1990.</text:p>
        </text:list-item>
      </text:list>
      <text:list xml:id="list85851511121388" text:continue-list="list887412454" text:style-name="L1">
        <text:list-item>
          <text:p text:style-name="P14">Literatura przedmiotu:</text:p>
        </text:list-item>
      </text:list>
      <text:list xml:id="list1595431107" text:style-name="L3">
        <text:list-item>
          <text:p text:style-name="P8">Komorowski Jarosław, Makbet Williama Shakespeare'a, WSiP, Biblioteka Analiz Literackich, Warszawa 1989, s. 52-57.</text:p>
        </text:list-item>
        <text:list-item>
          <text:p text:style-name="P8">Kotarski Edward, Odprawa posłów greckich Jana Kochanowskiego, Państwowe Zakłady Wydawnictw Szkolnych, Biblioteka Analiz Literackich, Warszawa 1969, s.40-48.</text:p>
        </text:list-item>
        <text:list-item>
          <text:p text:style-name="P8">Ryś Anna, Antygona Sofoklesa, Wydawnictwo Marek Rożak, Gdańsk 1994, s. 29- 42.</text:p>
        </text:list-item>
      </text:list>
      <text:list xml:id="list85851040058996" text:continue-list="list85851511121388" text:style-name="L1">
        <text:list-item>
          <text:p text:style-name="P14">Ramowy plan wypowiedzi:</text:p>
        </text:list-item>
      </text:list>
      <text:list xml:id="list2265542474" text:style-name="L4">
        <text:list-item>
          <text:p text:style-name="P9">Wstęp</text:p>
        </text:list-item>
      </text:list>
      <text:list xml:id="list2848981235" text:style-name="L5">
        <text:list-item>
          <text:p text:style-name="P10">Rozważania dotyczące* osób sprawujących władzę oraz* sposobów rządzenia.</text:p>
        </text:list-item>
        <text:list-item>
          <text:p text:style-name="P10">"<text:span text:style-name="T1">Książę</text:span>" Niccolo Machiavellego jako punkt odniesienia do analizy postępowania przedstawionych bohaterów – władców.</text:p>
        </text:list-item>
      </text:list>
      <text:list xml:id="list85851111124027" text:continue-list="list2265542474" text:style-name="L4">
        <text:list-item>
          <text:p text:style-name="P9">Kolejność prezentowanych argumentów (treści)</text:p>
        </text:list-item>
      </text:list>
      <text:list xml:id="list2919602434" text:style-name="L6">
        <text:list-item>
          <text:p text:style-name="P11">Krytyka władcy niesprawiedliwego, nieudolnego i ulegającego wpływom osób (król Priam) oraz krytyka egoistycznego, kierującego się prywatą, a nie troską o losy ojczyzny księcia (Aleksander) w "Odprawie posłów greckich".</text:p>
        </text:list-item>
        <text:list-item>
          <text:p text:style-name="P11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</text:list-item>
        <text:list-item>
          <text:p text:style-name="P11">Zróżnicowanie* oceny postępowania Kreona jako:</text:p>
        </text:list-item>
      </text:list>
      <text:list xml:id="list3757252535" text:style-name="L7">
        <text:list-item>
          <text:p text:style-name="P12">władcy – tyrana i despoty surowo egzekwującego wydane prawa i rozkazy,</text:p>
        </text:list-item>
        <text:list-item>
          <text:p text:style-name="P12">władcy konsekwentnego, bezkompromisowego, pozbawionego prywaty, kierującego się interesami i obowiązkami państwa.</text:p>
        </text:list-item>
      </text:list>
      <text:list xml:id="list85850638594521" text:continue-list="list2919602434" text:style-name="L6">
        <text:list-item>
          <text:p text:style-name="P11">Sylwetka bezwzględnego Makbeta – władcy zbrodniarza zaślepionego namiętnością władzy, ale bezustannego borykającego się z wyrzutami sumienia:</text:p>
        </text:list-item>
      </text:list>
      <text:list xml:id="list57742743" text:style-name="L8">
        <text:list-item>
          <text:p text:style-name="P13">tragizm postaci Makbeta – władca ukazany jako marionetka ludzkich namiętności, motyw życia – teatru.</text:p>
        </text:list-item>
      </text:list>
      <text:list xml:id="list85850711378142" text:continue-list="list85851111124027" text:style-name="L4">
        <text:list-item>
          <text:p text:style-name="P9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85851722197500" text:continue-list="list85851040058996" text:style-name="L1">
        <text:list-item>
          <text:p text:style-name="P14">Materiały pomocnicze:</text:p>
        </text:list-item>
      </text:list>
      <text:list xml:id="list2297289773" text:style-name="L9">
        <text:list-item>
          <text:p text:style-name="P6">kartka z cytatami,</text:p>
        </text:list-item>
        <text:list-item>
          <text:p text:style-name="P6">prezentacja multimedialna.</text:p>
        </text:list-item>
      </text:list>
      <text:p text:style-name="P3"/>
      <text:p text:style-name="P2">Podpis zdającego</text:p>
      <text:p text:style-name="P2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Cyfry_20_Rzymskie_2c__20_wypunktowanie" style:display-name="Cyfry Rzymskie, wypunktowanie" style:family="paragraph" style:parent-style-name="Standard">
      <style:paragraph-properties style:writing-mode="page"/>
      <style:text-properties style:font-name="Times New Roman" fo:font-family="'Times New Roman'" style:font-family-generic="roman" style:font-pitch="variable" fo:font-weight="bold" style:font-size-asian="10.5pt"/>
    </style:style>
    <style:style style:name="Cyfry_20_Arabskie_2c__20_wypunktowanie" style:display-name="Cyfry Arabskie, wypunktowanie" style:family="paragraph" style:parent-style-name="Cyfry_20_Rzymskie_2c__20_wypunktowanie">
      <style:paragraph-properties style:writing-mode="page"/>
      <style:text-properties fo:font-weight="normal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8:07:50.031000000</meta:creation-date>
    <dc:date>2017-10-30T08:58:50.025604355</dc:date>
    <meta:editing-duration>PT4M53S</meta:editing-duration>
    <meta:editing-cycles>2</meta:editing-cycles>
    <meta:generator>LibreOffice/5.4.1.2.0$Linux_X86_64 LibreOffice_project/40m0$Build-2</meta:generator>
    <meta:document-statistic meta:table-count="0" meta:image-count="0" meta:object-count="0" meta:page-count="1" meta:paragraph-count="31" meta:word-count="330" meta:character-count="2631" meta:non-whitespace-character-count="2351"/>
  </office:meta>
</office:document-meta>
</file>